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e4f" officeooo:paragraph-rsid="00018e4f"/>
    </style:style>
    <style:style style:name="P2" style:family="paragraph" style:parent-style-name="Standard">
      <style:text-properties officeooo:rsid="000899fa" officeooo:paragraph-rsid="00018e4f"/>
    </style:style>
    <style:style style:name="P3" style:family="paragraph" style:parent-style-name="Standard">
      <style:text-properties officeooo:rsid="000899fa" officeooo:paragraph-rsid="000899fa"/>
    </style:style>
    <style:style style:name="P4" style:family="paragraph" style:parent-style-name="Standard">
      <style:text-properties officeooo:rsid="000899fa" officeooo:paragraph-rsid="000a9170"/>
    </style:style>
    <style:style style:name="P5" style:family="paragraph" style:parent-style-name="Standard" style:list-style-name="L1">
      <style:text-properties officeooo:rsid="000899fa" officeooo:paragraph-rsid="000a9170"/>
    </style:style>
    <style:style style:name="P6" style:family="paragraph" style:parent-style-name="Standard">
      <style:text-properties officeooo:rsid="000a9170" officeooo:paragraph-rsid="000a9170"/>
    </style:style>
    <style:style style:name="T1" style:family="text">
      <style:text-properties officeooo:rsid="0002a307"/>
    </style:style>
    <style:style style:name="T2" style:family="text">
      <style:text-properties officeooo:rsid="000409f1"/>
    </style:style>
    <style:style style:name="T3" style:family="text">
      <style:text-properties officeooo:rsid="00049e16"/>
    </style:style>
    <style:style style:name="T4" style:family="text">
      <style:text-properties officeooo:rsid="00057774"/>
    </style:style>
    <style:style style:name="T5" style:family="text">
      <style:text-properties officeooo:rsid="000899fa"/>
    </style:style>
    <style:style style:name="T6" style:family="text">
      <style:text-properties officeooo:rsid="000a9170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ông việc:</text:p>
      <text:p text:style-name="P1">- Báo cáo: có trích yếu, tồn kho, công văn số, ngày nhận.</text:p>
      <text:p text:style-name="P1">- Tìm <text:span text:style-name="T2">kiếm</text:span> công văn theo ngày số đến, số cv đến, ngày nhận, đến, <text:s/>đơn vị, mục đích</text:p>
      <text:p text:style-name="P1">- Admin có toàn quyền trên hệ thống.</text:p>
      <text:p text:style-name="P1">- Admin có quyền xem vật tư thiếu, chia sẻ công văn.</text:p>
      <text:p text:style-name="P1">- Văn thư lập công văn, chia sẻ công văn.</text:p>
      <text:p text:style-name="P1">- Trạng thái công văn được tự động cập nhật.</text:p>
      <text:p text:style-name="P1">- <text:span text:style-name="T1">Người lập phiếu cập nhật vật tư thiếu, cấp phát vật tư, cập nhật trạng thái công văn (phần công việc của họ).</text:span></text:p>
      <text:p text:style-name="P1">- <text:span text:style-name="T3">Chỉnh sửa lại giao diện, canh lề, in <text:s/>bỏ header, canh lại các báo cáo và xuất báo cáo.</text:span></text:p>
      <text:p text:style-name="P1">- <text:span text:style-name="T4">Công văn / vai trò mới, trạng thái là chưa giải quyết. Có xử lý: Đang. Hoàn tất: Đã GQ.</text:span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1:29:52.804457816</meta:creation-date>
    <dc:date>2015-09-28T02:44:33.565705222</dc:date>
    <meta:editing-duration>PT17M54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139" meta:character-count="610" meta:non-whitespace-character-count="479"/>
  </office:meta>
</office:document-meta>
</file>